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16.26cm" fo:min-width="7.12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objectwithoutfill">
      <style:graphic-properties svg:stroke-width="0.081cm" svg:stroke-color="#ff3838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69a2e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ff3838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69a2e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6pt"/>
    </style:style>
    <style:style style:name="P6" style:family="paragraph">
      <loext:graphic-properties draw:fill="none" draw:fill-color="#ffffff"/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62cm" svg:height="16.51cm" svg:x="5.128cm" svg:y="1.9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6.51cm" svg:x="15.288cm" svg:y="1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2.54cm" svg:x="5.763cm" svg:y="2.587cm">
          <text:p text:style-name="P2">4 Ki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2.54cm" svg:x="5.763cm" svg:y="5.762cm">
          <text:p text:style-name="P2">4 Ki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2.54cm" svg:x="5.763cm" svg:y="8.937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2.54cm" svg:x="5.763cm" svg:y="12.112cm">
          <text:p text:style-name="P2">4 Ki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2.54cm" svg:x="5.763cm" svg:y="15.287cm">
          <text:p text:style-name="P2">4 Ki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339cm" svg:height="0.962cm" svg:x="5.128cm" svg:y="1cm">
          <draw:text-box>
            <text:p>Physical Memory (RAM)</text:p>
          </draw:text-box>
        </draw:frame>
        <draw:frame draw:style-name="gr3" draw:text-style-name="P3" draw:layer="layout" svg:width="3.982cm" svg:height="0.962cm" svg:x="1.318cm" svg:y="1.952cm">
          <draw:text-box>
            <text:p>0x00000000</text:p>
          </draw:text-box>
        </draw:frame>
        <draw:frame draw:style-name="gr3" draw:text-style-name="P3" draw:layer="layout" svg:width="4.236cm" svg:height="0.962cm" svg:x="1cm" svg:y="17.5cm">
          <draw:text-box>
            <text:p>End of kernel</text:p>
          </draw:text-box>
        </draw:frame>
        <draw:custom-shape draw:style-name="gr2" draw:text-style-name="P2" xml:id="id2" draw:id="id2" draw:layer="layout" svg:width="6.35cm" svg:height="2.54cm" svg:x="15.923cm" svg:y="2.587cm">
          <text:p text:style-name="P2">X Ki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82cm" svg:height="0.962cm" svg:x="22.908cm" svg:y="1.952cm">
          <draw:text-box>
            <text:p>0x00000000</text:p>
          </draw:text-box>
        </draw:frame>
        <draw:frame draw:style-name="gr3" draw:text-style-name="P3" draw:layer="layout" svg:width="4.236cm" svg:height="0.962cm" svg:x="22.799cm" svg:y="4.483cm">
          <draw:text-box>
            <text:p>End of kernel</text:p>
          </draw:text-box>
        </draw:frame>
        <draw:custom-shape draw:style-name="gr2" draw:text-style-name="P2" draw:layer="layout" svg:width="6.35cm" svg:height="2.54cm" svg:x="15.923cm" svg:y="5.762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2.54cm" svg:x="15.923cm" svg:y="8.937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6.35cm" svg:height="2.54cm" svg:x="15.923cm" svg:y="12.112cm">
          <text:p text:style-name="P2">X Ki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2.54cm" svg:x="15.923cm" svg:y="15.287cm">
          <text:p text:style-name="P2">...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299cm" svg:height="1.673cm" svg:x="22.736cm" svg:y="11.795cm">
          <draw:text-box>
            <text:p>0xC0000000</text:p>
          </draw:text-box>
        </draw:frame>
        <draw:frame draw:style-name="gr3" draw:text-style-name="P3" draw:layer="layout" svg:width="3.982cm" svg:height="0.962cm" svg:x="22.908cm" svg:y="1.952cm">
          <draw:text-box>
            <text:p>0x00000000</text:p>
          </draw:text-box>
        </draw:frame>
        <draw:frame draw:style-name="gr3" draw:text-style-name="P3" draw:layer="layout" svg:width="4.236cm" svg:height="0.962cm" svg:x="22.799cm" svg:y="13.7cm">
          <draw:text-box>
            <text:p>End of kernel</text:p>
          </draw:text-box>
        </draw:frame>
        <draw:frame draw:style-name="gr3" draw:text-style-name="P3" draw:layer="layout" svg:width="4.752cm" svg:height="0.962cm" svg:x="15.298cm" svg:y="1cm">
          <draw:text-box>
            <text:p>Virtual Memory</text:p>
          </draw:text-box>
        </draw:frame>
        <draw:connector draw:style-name="gr5" draw:text-style-name="P4" draw:layer="layout" draw:type="curve" svg:x1="12.748cm" svg:y1="10.207cm" svg:x2="15.923cm" svg:y2="3.857cm" draw:start-shape="id1" draw:start-glue-point="1" draw:end-shape="id2" draw:end-glue-point="3" svg:d="M12748 10207c2382 0 795-6350 3175-6350" svg:viewBox="0 0 3176 6351">
          <text:p/>
        </draw:connector>
        <draw:connector draw:style-name="gr6" draw:text-style-name="P4" draw:layer="layout" draw:type="curve" svg:x1="12.748cm" svg:y1="10.207cm" svg:x2="15.923cm" svg:y2="13.382cm" draw:start-shape="id1" draw:start-glue-point="1" draw:end-shape="id3" draw:end-glue-point="3" svg:d="M12748 10207c2382 0 795 3175 3175 3175" svg:viewBox="0 0 3176 3176">
          <text:p/>
        </draw:connector>
        <draw:line draw:style-name="gr7" draw:text-style-name="P4" draw:layer="layout" svg:x1="2.27cm" svg:y1="19.173cm" svg:x2="3.54cm" svg:y2="19.173cm">
          <text:p/>
        </draw:line>
        <draw:frame draw:style-name="gr3" draw:text-style-name="P6" draw:layer="layout" svg:width="3.575cm" svg:height="0.878cm" svg:x="3.857cm" svg:y="18.78cm">
          <draw:text-box>
            <text:p text:style-name="P5">Identity map</text:p>
          </draw:text-box>
        </draw:frame>
        <draw:line draw:style-name="gr8" draw:text-style-name="P4" draw:layer="layout" svg:x1="2.27cm" svg:y1="20.05cm" svg:x2="3.54cm" svg:y2="20.05cm">
          <text:p/>
        </draw:line>
        <draw:frame draw:style-name="gr3" draw:text-style-name="P6" draw:layer="layout" svg:width="4.481cm" svg:height="0.878cm" svg:x="3.821cm" svg:y="19.712cm">
          <draw:text-box>
            <text:p text:style-name="P5">Higher half ma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6T21:35:12.748961289</meta:creation-date>
    <dc:date>2022-10-16T21:45:51.270369755</dc:date>
    <meta:editing-duration>PT13S</meta:editing-duration>
    <meta:editing-cycles>1</meta:editing-cycles>
    <meta:generator>LibreOffice/7.3.3.2$Linux_X86_64 LibreOffice_project/30$Build-2</meta:generator>
    <meta:document-statistic meta:object-count="27"/>
  </office:meta>
</office:document-meta>
</file>